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text-align="center" style:justify-single-word="false"/>
      <style:text-properties style:font-name="Times New Roman" fo:font-size="14pt" fo:font-weight="bold" officeooo:paragraph-rsid="00266130" style:font-size-asian="14pt" style:font-weight-asian="bold" style:font-size-complex="14pt" style:font-weight-complex="bold"/>
    </style:style>
    <style:style style:name="P2" style:family="paragraph" style:parent-style-name="Text_20_body">
      <style:text-properties style:font-name="Times New Roman" fo:font-size="14pt" officeooo:paragraph-rsid="00266130" style:font-size-asian="14pt" style:font-size-complex="14pt"/>
    </style:style>
    <style:style style:name="P3" style:family="paragraph" style:parent-style-name="Text_20_body">
      <style:text-properties style:font-name="Times New Roman" fo:font-size="14pt" style:font-size-asian="14pt" style:font-size-complex="14pt"/>
    </style:style>
    <style:style style:name="P4" style:family="paragraph" style:parent-style-name="Text_20_body">
      <style:paragraph-properties fo:text-align="justify" style:justify-single-word="false"/>
      <style:text-properties style:font-name="Times New Roman" fo:font-size="14pt" officeooo:paragraph-rsid="00266130" style:font-size-asian="14pt" style:font-size-complex="14pt"/>
    </style:style>
    <style:style style:name="P5" style:family="paragraph" style:parent-style-name="Text_20_body">
      <style:paragraph-properties fo:text-align="justify" style:justify-single-word="false"/>
      <style:text-properties style:font-name="Times New Roman" fo:font-size="14pt" style:font-size-asian="14pt" style:font-size-complex="14pt"/>
    </style:style>
    <style:style style:name="P6" style:family="paragraph" style:parent-style-name="Text_20_body">
      <style:paragraph-properties fo:text-align="justify" style:justify-single-word="false"/>
      <style:text-properties style:font-name="Times New Roman" fo:font-size="14pt" officeooo:paragraph-rsid="0027edd9" style:font-size-asian="14pt" style:font-size-complex="14pt"/>
    </style:style>
    <style:style style:name="P7" style:family="paragraph" style:parent-style-name="Text_20_body">
      <style:text-properties style:font-name="Times New Roman" fo:font-size="14pt" fo:font-style="italic" officeooo:paragraph-rsid="0027edd9" style:font-size-asian="14pt" style:font-style-asian="italic" style:font-size-complex="14pt" style:font-style-complex="italic"/>
    </style:style>
    <style:style style:name="P8" style:family="paragraph" style:parent-style-name="Text_20_body">
      <style:paragraph-properties fo:text-align="center" style:justify-single-word="false"/>
      <style:text-properties style:font-name="Times New Roman" fo:font-size="14pt" fo:font-style="normal" fo:font-weight="normal" officeooo:paragraph-rsid="00266130" style:font-size-asian="14pt" style:font-style-asian="normal" style:font-weight-asian="normal" style:font-size-complex="14pt" style:font-style-complex="normal" style:font-weight-complex="normal"/>
    </style:style>
    <style:style style:name="P9" style:family="paragraph" style:parent-style-name="Text_20_body">
      <style:text-properties style:font-name="Times New Roman" fo:font-size="14pt" fo:font-style="normal" fo:font-weight="normal" officeooo:paragraph-rsid="0027edd9" style:font-size-asian="14pt" style:font-style-asian="normal" style:font-weight-asian="normal" style:font-size-complex="14pt" style:font-style-complex="normal" style:font-weight-complex="normal"/>
    </style:style>
    <style:style style:name="T1" style:family="text">
      <style:text-properties officeooo:rsid="00266130"/>
    </style:style>
    <style:style style:name="T2" style:family="text">
      <style:text-properties officeooo:rsid="0029b046"/>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ke advertisements detection using automated multimodal learning: a case study for Vietnamese real estate data<text:tab/></text:p>
      <text:p text:style-name="P8"/>
      <text:p text:style-name="P9">Applied Intelligence(2025) 55:367<text:tab/><text:tab/><text:tab/><text:tab/><text:tab/><text:tab/><text:span text:style-name="T2">January 2025</text:span></text:p>
      <text:p text:style-name="P9"/>
      <text:p text:style-name="P7">Keywords: Fake advertisement detection , Multimodal machine learning , Automated machine learning<text:tab/></text:p>
      <text:p text:style-name="P7"/>
      <text:p text:style-name="P6"><text:tab/>E-ticaretin giderek yaygınlaşmasıyla, sahte reklamların sayısı da artmış ve hem tüketiciler hem de platformlar için ciddi riskler oluşturmaya başlamıştır. Sahte ilanlar, özellikle emlak piyasası gibi sektörlerde, kullanıcıları dolandırıcılık amaçlı yanıltabilir ve güvenilir satıcıların itibarını zedeleyebilir. Bu nedenle, e-ticaret sitelerinin güvenliğini artırmak için sahte ilanların etkili bir şekilde tespit edilmesi büyük önem taşımaktadır. Çalışmada, FADAML adlı makine öğrenimi tabanlı bir sistem geliştirilerek sahte ilanların tespit edilmesi hedeflenmiştir. <text:tab/></text:p>
      <text:p text:style-name="P2"><text:tab/></text:p>
      <text:p text:style-name="P4"><text:tab/>Önerilen sistem, çok modlu makine öğrenimi (multimodal machine learning) ve otomatik makine öğrenimi (AutoML) tekniklerini birleştirerek yüksek tespit başarımı elde etmeyi amaçlamaktadır. Çalışmanın odak noktası olarak Vietnam’daki popüler emlak sitelerinde yer alan sahte ilanlar incelenmiş ve model, bu ilanları analiz etmek için tasarlanmıştır. Deneyler, FADAML modelinin %91.5 doğruluk oranına ulaştığını ve üç farklı sahte haber tespit yönteminden daha başarılı olduğunu ortaya koymuştur.</text:p>
      <text:p text:style-name="P3"/>
      <text:p text:style-name="P3">Önerilen FADAML sistemi üç ana bileşenden oluşmaktadır:</text:p>
      <text:p text:style-name="P3"/>
      <text:p text:style-name="P4"><text:span text:style-name="T1">1-</text:span> <text:s/>Veri Toplama ve Ön İşleme: Web kazıyıcılar (crawlers) aracılığıyla emlak ilanları toplanmış ve HTML öğeleri temizlenerek metinler işlenmiştir.</text:p>
      <text:p text:style-name="P4"><text:span text:style-name="T1">2-</text:span>Çok Modlu Özellik Çıkarımı: İlanların serbest metin yapıları analiz edilerek önemli öznitelikler belirlenmiş ve tabular veri ile birleştirilmiştir. Bu süreçte, fiyat, alan, konum gibi özelliklerin yanı sıra, dil işleme teknikleri (örneğin, PhoBERT modeli) ile metin tabanlı analiz gerçekleştirilmiştir.</text:p>
      <text:p text:style-name="P5"><text:soft-page-break/><text:span text:style-name="T1">3-</text:span>Otomatik Makine Öğrenimi (AutoML): AutoGluon çerçevesi kullanılarak en iyi performansı sağlayan makine öğrenimi modelleri belirlenmiş ve model istifleme (stacking) ile doğruluk artırılmıştır.</text:p>
      <text:p text:style-name="P3"/>
      <text:p text:style-name="P5"><text:tab/>Çalışmada, beş farklı Vietnam emlak sitesi kullanılarak gerçek veri kümeleri oluşturulmuş ve sistem kapsamlı testlerden geçirilmiştir. Modelin başarısı, FNDNet, Bi-LSTM+Attention ve FastText+CNN gibi mevcut sahte haber tespit sistemleriyle karşılaştırılmıştır. Sonuçlar, FADAML’ın diğer modellerden %20-30 oranında daha yüksek doğruluk elde ettiğini göstermiştir. Ayrıca, modelin yanlış pozitif (false positive) ve yanlış negatif (false negative) oranlarının düşük olduğu ve sahte ilanları tespit etmede güvenilir bir araç sunduğu belirtilmiştir.</text:p>
      <text:p text:style-name="P4"><text:tab/>Bu çalışma, sahte çevrimiçi ilanları tespit etmek için geliştirilmiş, çok modlu ve otomatik makine öğrenimi temelli bir sistem olan FADAML’ı tanıtmaktadır. Model, doğal dil işleme ve derin öğrenme tekniklerini kullanarak sahte emlak ilanlarını yüksek doğruluk oranıyla tespit etmeyi <text:span text:style-name="T1">b</text:span>aşarmıştır. Çalışma, özellikle Vietnamca gibi düşük kaynaklı dillerde sahte ilan tespitine yönelik ilk AutoML tabanlı yaklaşım olmasıyla öne çıkmaktadır. </text:p>
      <text:p text:style-name="P4"><text:tab/>Gelecekte, sistemin farklı diller ve sektörler için genişletilmesi, ilanlarda yer alan görsellerin analiz edilerek ek bir doğrulama mekanizması oluşturulması ve modelin sürekli öğrenme (online learning) teknikleriyle güncellenmesi önerilmektedir. FADAML, e-ticaret platformlarının güvenliğini artırarak kullanıcıların dolandırıcılıklara karşı korunmasına katkı sağlayabilecek güçlü bir yapay zeka çözümü sunmaktadı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2T10:42:39.222384180</meta:creation-date>
    <dc:date>2025-03-06T10:33:06.655365103</dc:date>
    <meta:editing-duration>PT1H14M47S</meta:editing-duration>
    <meta:editing-cycles>13</meta:editing-cycles>
    <meta:generator>LibreOffice/7.3.7.2$Linux_X86_64 LibreOffice_project/30$Build-2</meta:generator>
    <meta:document-statistic meta:table-count="0" meta:image-count="0" meta:object-count="0" meta:page-count="2" meta:paragraph-count="13" meta:word-count="413" meta:character-count="3428" meta:non-whitespace-character-count="3010"/>
  </office:meta>
</office:document-meta>
</file>